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`````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10500" calcext:value-type="float">
            <text:p>10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s/EMI</text:p>
          </table:table-cell>
          <table:table-cell/>
          <table:table-cell office:value-type="float" office:value="3720" calcext:value-type="float">
            <text:p>3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table:formula="of:=SUM([.C4:.C14])" office:value-type="float" office:value="24625" calcext:value-type="float">
            <text:p>24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[.C2]  - [.C15]" office:value-type="float" office:value="5375" calcext:value-type="float">
            <text:p>5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Donation I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vings</text:p>
          </table:table-cell>
          <table:table-cell/>
          <table:table-cell table:formula="of:=SUM([.C16:.C17])" office:value-type="float" office:value="6375" calcext:value-type="float">
            <text:p>637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2:12:54.220130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5T22:22:05.227274465</dc:date>
    <meta:editing-duration>PT4H53M59S</meta:editing-duration>
    <meta:editing-cycles>32</meta:editing-cycles>
    <meta:generator>LibreOffice/26.2.0.3$Linux_X86_64 LibreOffice_project/620$Build-3</meta:generator>
    <meta:document-statistic meta:table-count="10" meta:cell-count="46" meta:object-count="0"/>
  </office:meta>
</office:document-meta>
</file>